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898in"/>
    </style:style>
    <style:style style:name="co2" style:family="table-column">
      <style:table-column-properties fo:break-before="auto" style:column-width="0.9252in"/>
    </style:style>
    <style:style style:name="co3" style:family="table-column">
      <style:table-column-properties fo:break-before="auto" style:column-width="2.7161in"/>
    </style:style>
    <style:style style:name="co4" style:family="table-column">
      <style:table-column-properties fo:break-before="auto" style:column-width="2.5839in"/>
    </style:style>
    <style:style style:name="co5" style:family="table-column">
      <style:table-column-properties fo:break-before="auto" style:column-width="3.5382in"/>
    </style:style>
    <style:style style:name="co6" style:family="table-column">
      <style:table-column-properties fo:break-before="auto" style:column-width="1.0008in"/>
    </style:style>
    <style:style style:name="co7" style:family="table-column">
      <style:table-column-properties fo:break-before="auto" style:column-width="1.3835in"/>
    </style:style>
    <style:style style:name="co8" style:family="table-column">
      <style:table-column-properties fo:break-before="auto" style:column-width="1.6516in"/>
    </style:style>
    <style:style style:name="co9" style:family="table-column">
      <style:table-column-properties fo:break-before="auto" style:column-width="3.1528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HANDS_ON</text:p>
          </table:table-cell>
          <table:table-cell office:value-type="string" calcext:value-type="string">
            <text:p>FINAL_CODE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IPCC_CODE</text:p>
          </table:table-cell>
          <table:table-cell office:value-type="string" calcext:value-type="string">
            <text:p>IPCC_SECTOR</text:p>
          </table:table-cell>
          <table:table-cell office:value-type="string" calcext:value-type="string">
            <text:p>IPCC_SUBSECTOR</text:p>
          </table:table-cell>
          <table:table-cell office:value-type="string" calcext:value-type="string">
            <text:p>IPCC_DESCRIPTION</text:p>
          </table:table-cell>
          <table:table-cell office:value-type="string" calcext:value-type="string">
            <text:p>EMEP_CODE</text:p>
          </table:table-cell>
          <table:table-cell office:value-type="string" calcext:value-type="string">
            <text:p>EMEP_SECTOR</text:p>
          </table:table-cell>
          <table:table-cell office:value-type="string" calcext:value-type="string">
            <text:p>EMEP_SUBSECTOR</text:p>
          </table:table-cell>
          <table:table-cell office:value-type="string" calcext:value-type="string">
            <text:p>EMEP_DESCRIPTION</text:p>
          </table:table-cell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Energy</text:p>
          </table:table-cell>
          <table:table-cell table:formula="of:=[.D2]" office:value-type="float" office:value="1" calcext:value-type="float">
            <text:p>1</text:p>
          </table:table-cell>
          <table:table-cell table:formula="of:=[.E2]" office:value-type="string" office:string-value="Energy" calcext:value-type="string">
            <text:p>Energy</text:p>
          </table:table-cell>
          <table:table-cell table:formula="of:=[.F2]" office:value-type="string" office:string-value="Energy" calcext:value-type="string">
            <text:p>Energy</text:p>
          </table:table-cell>
          <table:table-cell table:formula="of:=[.G2]" office:value-type="string" office:string-value="Energy" calcext:value-type="string">
            <text:p>Energy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A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uel Combustion Activities</text:p>
          </table:table-cell>
          <table:table-cell table:formula="of:=[.D3]" office:value-type="string" office:string-value="1.A" calcext:value-type="string">
            <text:p>1.A</text:p>
          </table:table-cell>
          <table:table-cell table:formula="of:=[.E3]" office:value-type="string" office:string-value="Energy" calcext:value-type="string">
            <text:p>Energy</text:p>
          </table:table-cell>
          <table:table-cell table:number-columns-repeated="2" office:value-type="string" calcext:value-type="string">
            <text:p>Combus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A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Energy Industries</text:p>
          </table:table-cell>
          <table:table-cell table:style-name="ce1" table:formula="of:=[.D4]" office:value-type="string" office:string-value="1.A.1" calcext:value-type="string">
            <text:p>1.A.1</text:p>
          </table:table-cell>
          <table:table-cell table:formula="of:=[.E4]" office:value-type="string" office:string-value="Energy" calcext:value-type="string">
            <text:p>Energy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Energy Industries</text:p>
          </table:table-cell>
        </table:table-row>
        <table:table-row table:style-name="ro1">
          <table:table-cell/>
          <table:table-cell office:value-type="string" calcext:value-type="string">
            <text:p>1.A.1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a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Electricity Gener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1.a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a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ombined Heat and Power Generation (CHP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1.a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a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Heat Pla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Petroleum Ref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1.c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c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anufacture of Solid Fu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1.c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1.c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Other Energy Industri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anufacturing Industries and Construction</text:p>
          </table:table-cell>
          <table:table-cell table:formula="of:=[.D11]" office:value-type="string" office:string-value="1.A.2" calcext:value-type="string">
            <text:p>1.A.2</text:p>
          </table:table-cell>
          <table:table-cell table:formula="of:=[.E11]" office:value-type="string" office:string-value="Energy" calcext:value-type="string">
            <text:p>Energy</text:p>
          </table:table-cell>
          <table:table-cell table:formula="of:=[.J4]" office:value-type="string" office:string-value="Combustion" calcext:value-type="string">
            <text:p>Combustion</text:p>
          </table:table-cell>
          <table:table-cell office:value-type="string" calcext:value-type="string">
            <text:p>Combustion in manufacturing industries and construction</text:p>
          </table:table-cell>
        </table:table-row>
        <table:table-row table:style-name="ro1">
          <table:table-cell/>
          <table:table-cell office:value-type="string" calcext:value-type="string">
            <text:p>1.A.2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Iron and Stee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Non-Ferrous Met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hemic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Pulp, Paper and Pri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Food Processing, Beverages and Tobacc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f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Non-Metallic Minera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g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Transport Equip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h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achin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ining (excluding fuels) and Quarry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j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Wood and wood produ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k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k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onstru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l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Textile and Lea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2.m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2.m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Non-specified Industr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Transport</text:p>
          </table:table-cell>
          <table:table-cell table:formula="of:=[.D25]" office:value-type="string" office:string-value="1.A.3" calcext:value-type="string">
            <text:p>1.A.3</text:p>
          </table:table-cell>
          <table:table-cell table:formula="of:=[.E25]" office:value-type="string" office:string-value="Energy" calcext:value-type="string">
            <text:p>Energy</text:p>
          </table:table-cell>
          <table:table-cell table:formula="of:=[.J11]" office:value-type="string" office:string-value="Combustion" calcext:value-type="string">
            <text:p>Combustion</text:p>
          </table:table-cell>
          <table:table-cell office:value-type="string" calcext:value-type="string">
            <text:p>Transpor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A.3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ivil Aviation</text:p>
          </table:table-cell>
          <table:table-cell office:value-type="string" calcext:value-type="string">
            <text:p>1.A.3.a</text:p>
          </table:table-cell>
          <table:table-cell table:formula="of:=[.E26]" office:value-type="string" office:string-value="Energy" calcext:value-type="string">
            <text:p>Energy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Aviation</text:p>
          </table:table-cell>
        </table:table-row>
        <table:table-row table:style-name="ro1">
          <table:table-cell/>
          <table:table-cell office:value-type="string" calcext:value-type="string">
            <text:p>1.A.3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a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International Aviation (International Bunker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a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a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Domestic Avia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3.b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ars</text:p>
          </table:table-cell>
          <table:table-cell office:value-type="string" calcext:value-type="string">
            <text:p>1.A.3.b.i-iv</text:p>
          </table:table-cell>
          <table:table-cell table:formula="of:=[.E29]" office:value-type="string" office:string-value="Energy" calcext:value-type="string">
            <text:p>Energy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Road transport</text:p>
          </table:table-cell>
        </table:table-row>
        <table:table-row table:style-name="ro1">
          <table:table-cell/>
          <table:table-cell office:value-type="string" calcext:value-type="string">
            <text:p>1.A.3.b.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Passenger cars with 3-way catalys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Passenger cars without 3-way catalys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3.b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Light-duty truck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i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Light-duty trucks with 3-way catalys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i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Light-duty trucks without 3-way catalys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Heavy-duty trucks and bu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iv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otorcycl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v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Evaporative emissions from vehicles</text:p>
          </table:table-cell>
          <table:table-cell office:value-type="string" calcext:value-type="string">
            <text:p>1.A.3.b.v</text:p>
          </table:table-cell>
          <table:table-cell table:formula="of:=[.E37]" office:value-type="string" office:string-value="Energy" calcext:value-type="string">
            <text:p>Energy</text:p>
          </table:table-cell>
          <table:table-cell office:value-type="string" calcext:value-type="string">
            <text:p>Evaporation</text:p>
          </table:table-cell>
          <table:table-cell office:value-type="string" calcext:value-type="string">
            <text:p>Gasoline evaporation</text:p>
          </table:table-cell>
        </table:table-row>
        <table:table-row table:style-name="ro1">
          <table:table-cell/>
          <table:table-cell office:value-type="string" calcext:value-type="string">
            <text:p>1.A.3.b.v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b.v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Urea-based catalysts</text:p>
          </table:table-cell>
          <table:table-cell table:number-columns-repeated="4"/>
        </table:table-row>
        <table:table-row table:style-name="ro1">
          <table:table-cell table:number-columns-repeated="7"/>
          <table:table-cell office:value-type="string" calcext:value-type="string">
            <text:p>1.A.3.b.vi-v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oad tyre and brake wear</text:p>
          </table:table-cell>
        </table:table-row>
        <table:table-row table:style-name="ro1">
          <table:table-cell/>
          <table:table-cell office:value-type="string" calcext:value-type="string">
            <text:p>1.A.3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Railways</text:p>
          </table:table-cell>
          <table:table-cell office:value-type="string" calcext:value-type="string">
            <text:p>1.A.3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Railways</text:p>
          </table:table-cell>
        </table:table-row>
        <table:table-row table:style-name="ro1">
          <table:table-cell/>
          <table:table-cell office:value-type="string" calcext:value-type="string">
            <text:p>1.A.3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Water-borne Navigation</text:p>
          </table:table-cell>
          <table:table-cell office:value-type="string" calcext:value-type="string">
            <text:p>1.A.3.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Wear</text:p>
          </table:table-cell>
          <table:table-cell office:value-type="string" calcext:value-type="string">
            <text:p>Navigation (shipping)</text:p>
          </table:table-cell>
        </table:table-row>
        <table:table-row table:style-name="ro1">
          <table:table-cell/>
          <table:table-cell office:value-type="string" calcext:value-type="string">
            <text:p>1.A.3.d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d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International water-borne navigation (International bunkers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d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d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Domestic Water-borne Navig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Other Transport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3.e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e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Pipeline Transport</text:p>
          </table:table-cell>
          <table:table-cell office:value-type="string" calcext:value-type="string">
            <text:p>1.A.3.e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Pipeline transport</text:p>
          </table:table-cell>
        </table:table-row>
        <table:table-row table:style-name="ro1">
          <table:table-cell/>
          <table:table-cell office:value-type="string" calcext:value-type="string">
            <text:p>1.A.3.e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3.e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Off-roa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4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Other</text:p>
          </table:table-cell>
          <table:table-cell table:formula="of:=[.D47]" office:value-type="string" office:string-value="1.A.4" calcext:value-type="string">
            <text:p>1.A.4</text:p>
          </table:table-cell>
          <table:table-cell table:formula="of:=[.E47]" office:value-type="string" office:string-value="Energy" calcext:value-type="string">
            <text:p>Energy</text:p>
          </table:table-cell>
          <table:table-cell table:formula="of:=[.J25]" office:value-type="string" office:string-value="Combustion" calcext:value-type="string">
            <text:p>Combustion</text:p>
          </table:table-cell>
          <table:table-cell office:value-type="string" calcext:value-type="string">
            <text:p>Off-road</text:p>
          </table:table-cell>
        </table:table-row>
        <table:table-row table:style-name="ro1">
          <table:table-cell/>
          <table:table-cell office:value-type="string" calcext:value-type="string">
            <text:p>1.A.4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4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Commercial/Institutional</text:p>
          </table:table-cell>
          <table:table-cell office:value-type="string" calcext:value-type="string">
            <text:p>1.A.4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ombustion</text:p>
          </table:table-cell>
          <table:table-cell office:value-type="string" calcext:value-type="string">
            <text:p>Small combustion</text:p>
          </table:table-cell>
        </table:table-row>
        <table:table-row table:style-name="ro1">
          <table:table-cell/>
          <table:table-cell office:value-type="string" calcext:value-type="string">
            <text:p>1.A.4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4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Residential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4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Agriculture/Forestry/Fishing/Fish Farm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4.c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4.c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Stationa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4.c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4.c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Off-road Vehicles and Other Machine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4.c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4.c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Fishing (mobile combustion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Non-Specified</text:p>
          </table:table-cell>
          <table:table-cell table:formula="of:=[.D54]" office:value-type="string" office:string-value="1.A.5" calcext:value-type="string">
            <text:p>1.A.5</text:p>
          </table:table-cell>
          <table:table-cell table:formula="of:=[.E54]" office:value-type="string" office:string-value="Energy" calcext:value-type="string">
            <text:p>Energy</text:p>
          </table:table-cell>
          <table:table-cell table:formula="of:=[.J47]" office:value-type="string" office:string-value="Combustion" calcext:value-type="string">
            <text:p>Combusti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.A.5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5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Stationary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A.5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ob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5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5.b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obile (aviation compon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5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5.b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obile (water-borne component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5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5.b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obile (Other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A.5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A.5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el Combustion Activities</text:p>
          </table:table-cell>
          <table:table-cell office:value-type="string" calcext:value-type="string">
            <text:p>Multilateral Operation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Fugitive emissions from fuels</text:p>
          </table:table-cell>
          <table:table-cell table:formula="of:=[.D61]" office:value-type="string" office:string-value="1.B" calcext:value-type="string">
            <text:p>1.B</text:p>
          </table:table-cell>
          <table:table-cell table:formula="of:=[.E61]" office:value-type="string" office:string-value="Energy" calcext:value-type="string">
            <text:p>Energy</text:p>
          </table:table-cell>
          <table:table-cell table:formula="of:=[.F61]" office:value-type="string" office:string-value="Fugitive emissions from fuels" calcext:value-type="string">
            <text:p>Fugitive emissions from fuels</text:p>
          </table:table-cell>
          <table:table-cell table:formula="of:=[.G61]" office:value-type="string" office:string-value="Fugitive emissions from fuels" calcext:value-type="string">
            <text:p>Fugitive emissions from fue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B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Solid Fuels</text:p>
          </table:table-cell>
          <table:table-cell table:formula="of:=[.D62]" office:value-type="string" office:string-value="1.B.1" calcext:value-type="string">
            <text:p>1.B.1</text:p>
          </table:table-cell>
          <table:table-cell table:formula="of:=[.E62]" office:value-type="string" office:string-value="Energy" calcext:value-type="string">
            <text:p>Energy</text:p>
          </table:table-cell>
          <table:table-cell table:formula="of:=[.F62]" office:value-type="string" office:string-value="Fugitive emissions from fuels" calcext:value-type="string">
            <text:p>Fugitive emissions from fuels</text:p>
          </table:table-cell>
          <table:table-cell table:formula="of:=[.G62]" office:value-type="string" office:string-value="Solid Fuels" calcext:value-type="string">
            <text:p>Solid Fuel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B.1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Coal mining and handling</text:p>
          </table:table-cell>
          <table:table-cell office:value-type="string" calcext:value-type="string">
            <text:p>1.B.1.a</text:p>
          </table:table-cell>
          <table:table-cell table:formula="of:=[.E63]" office:value-type="string" office:string-value="Energy" calcext:value-type="string">
            <text:p>Energy</text:p>
          </table:table-cell>
          <table:table-cell table:formula="of:=[.F63]" office:value-type="string" office:string-value="Fugitive emissions from fuels" calcext:value-type="string">
            <text:p>Fugitive emissions from fuels</text:p>
          </table:table-cell>
          <table:table-cell office:value-type="string" calcext:value-type="string">
            <text:p>Coal mining and handling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B.1.a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Underground mi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M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Post-mining seam gas e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bandoned underground mi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.4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Flaring of drained methane or conversion of methane to CO2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1.a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Surface mi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Mi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Post-mining seam gas e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i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i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bandoned Surface Mines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a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a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Coal Explora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Uncontrolled combustion and burning coal dumps</text:p>
          </table:table-cell>
          <table:table-cell office:value-type="string" calcext:value-type="string">
            <text:p>1.B.1.b</text:p>
          </table:table-cell>
          <table:table-cell table:formula="of:=[.E74]" office:value-type="string" office:string-value="Energy" calcext:value-type="string">
            <text:p>Energy</text:p>
          </table:table-cell>
          <table:table-cell table:formula="of:=[.F74]" office:value-type="string" office:string-value="Fugitive emissions from fuels" calcext:value-type="string">
            <text:p>Fugitive emissions from fuels</text:p>
          </table:table-cell>
          <table:table-cell office:value-type="string" calcext:value-type="string">
            <text:p>Solid fuel transforma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B.1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Solid fuel transformation [1.B.1.c - Fuel Transformation – 2019 Refinement]</text:p>
          </table:table-cell>
          <table:table-cell office:value-type="string" calcext:value-type="string">
            <text:p>1.B.1.c</text:p>
          </table:table-cell>
          <table:table-cell table:formula="of:=[.E75]" office:value-type="string" office:string-value="Energy" calcext:value-type="string">
            <text:p>Energy</text:p>
          </table:table-cell>
          <table:table-cell table:formula="of:=[.F75]" office:value-type="string" office:string-value="Fugitive emissions from fuels" calcext:value-type="string">
            <text:p>Fugitive emissions from fuels</text:p>
          </table:table-cell>
          <table:table-cell office:value-type="string" calcext:value-type="string">
            <text:p>Other fugitive emissions from solid fuels</text:p>
          </table:table-cell>
        </table:table-row>
        <table:table-row table:style-name="ro1">
          <table:table-cell/>
          <table:table-cell office:value-type="string" calcext:value-type="string">
            <text:p>1.B.1.c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c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Charcoal and Biochar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c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c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Coke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c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c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Solid to Solid Fuel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1.c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1.c.iv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Gasification Transformation – 2019 Refin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il and Natural Gas</text:p>
          </table:table-cell>
          <table:table-cell table:formula="of:=[.D80]" office:value-type="string" office:string-value="1.B.2" calcext:value-type="string">
            <text:p>1.B.2</text:p>
          </table:table-cell>
          <table:table-cell table:formula="of:=[.E80]" office:value-type="string" office:string-value="Energy" calcext:value-type="string">
            <text:p>Energy</text:p>
          </table:table-cell>
          <table:table-cell table:formula="of:=[.F80]" office:value-type="string" office:string-value="Fugitive emissions from fuels" calcext:value-type="string">
            <text:p>Fugitive emissions from fuels</text:p>
          </table:table-cell>
          <table:table-cell table:formula="of:=[.G80]" office:value-type="string" office:string-value="Oil and Natural Gas" calcext:value-type="string">
            <text:p>Oil and Natural Gas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1.B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il and Natural Ga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2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i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Venting</text:p>
          </table:table-cell>
          <table:table-cell office:value-type="string" calcext:value-type="string">
            <text:p>1.B.2.a.i</text:p>
          </table:table-cell>
          <table:table-cell table:formula="of:=[.E83]" office:value-type="string" office:string-value="Energy" calcext:value-type="string">
            <text:p>Energy</text:p>
          </table:table-cell>
          <table:table-cell table:formula="of:=[.F83]" office:value-type="string" office:string-value="Fugitive emissions from fuels" calcext:value-type="string">
            <text:p>Fugitive emissions from fuels</text:p>
          </table:table-cell>
          <table:table-cell office:value-type="string" calcext:value-type="string">
            <text:p>Fugitive emissions - exploration production transport</text:p>
          </table:table-cell>
        </table:table-row>
        <table:table-row table:style-name="ro1">
          <table:table-cell/>
          <table:table-cell office:value-type="string" calcext:value-type="string">
            <text:p>1.B.2.a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Flar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2.a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ll O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Exploration [1.B.2.a.i – Exploration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Production and Upgrading [1.B.2.a.ii – Production and Upgrading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Transport [1.B.2.a.iii – Transport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4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Refining [1.B.2.a.iv – Refining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Distribution of oil products [1.B.2.a.v – Distribution of Oil Products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ii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iii.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ther [1.B.2.a.vi – Others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a.iv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.B.2.a.iv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Fugitive emissions oil - refining storage</text:p>
          </table:table-cell>
        </table:table-row>
        <table:table-row table:style-name="ro1">
          <table:table-cell/>
          <table:table-cell office:value-type="string" calcext:value-type="string">
            <text:p>1.B.2.a.v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.B.2.a.v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Distribution of oil products</text:p>
          </table:table-cell>
        </table:table-row>
        <table:table-row table:style-name="ro1">
          <table:table-cell/>
          <table:table-cell office:value-type="string" calcext:value-type="string">
            <text:p>1.B.2.a.v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a.v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bandoned oil wells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Natural Gas</text:p>
          </table:table-cell>
          <table:table-cell office:value-type="string" calcext:value-type="string">
            <text:p>1.B.2.b</text:p>
          </table:table-cell>
          <table:table-cell table:formula="of:=[.E95]" office:value-type="string" office:string-value="Energy" calcext:value-type="string">
            <text:p>Energy</text:p>
          </table:table-cell>
          <table:table-cell table:formula="of:=[.F95]" office:value-type="string" office:string-value="Fugitive emissions from fuels" calcext:value-type="string">
            <text:p>Fugitive emissions from fuels</text:p>
          </table:table-cell>
          <table:table-cell office:value-type="string" calcext:value-type="string">
            <text:p>Fugitive emissions - exploration production transport</text:p>
          </table:table-cell>
        </table:table-row>
        <table:table-row table:style-name="ro1">
          <table:table-cell/>
          <table:table-cell office:value-type="string" calcext:value-type="string">
            <text:p>1.B.2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Vent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Flaring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2.b.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ll Oth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Exploration [1.B.2.b.i – Exploration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Production [1.B.2.b.ii – Production and Gathering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Processing [1.B.2.b.iii – Processing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4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Transmission and Storage [1.B.2.b.iv – Transmission and Storage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5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Distribution [1.B.2.b.v – Distribution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iii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iii.6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ther [1.B.2.b.vii – Other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v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v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Gas Post-Meter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b.v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2.b.vii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Abandoned gas wells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B.2.c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.B.2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Venting and flaring</text:p>
          </table:table-cell>
        </table:table-row>
        <table:table-row table:style-name="ro1">
          <table:table-cell/>
          <table:table-cell office:value-type="string" calcext:value-type="string">
            <text:p>1.B.2.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.B.2.d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ther fugitive emissions from energy production</text:p>
          </table:table-cell>
        </table:table-row>
        <table:table-row table:style-name="ro1">
          <table:table-cell/>
          <table:table-cell office:value-type="string" calcext:value-type="string">
            <text:p>1.B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B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ther emissions from Energy Production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B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Fugitive emissions from fuels</text:p>
          </table:table-cell>
          <table:table-cell office:value-type="string" calcext:value-type="string">
            <text:p>Other emissions from Energy Production</text:p>
          </table:table-cell>
          <table:table-cell table:formula="of:=[.D110]" office:value-type="string" office:string-value="1.B.3" calcext:value-type="string">
            <text:p>1.B.3</text:p>
          </table:table-cell>
          <table:table-cell table:formula="of:=[.E110]" office:value-type="string" office:string-value="Energy" calcext:value-type="string">
            <text:p>Energy</text:p>
          </table:table-cell>
          <table:table-cell table:formula="of:=[.F110]" office:value-type="string" office:string-value="Fugitive emissions from fuels" calcext:value-type="string">
            <text:p>Fugitive emissions from fuels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1.C</text:p>
          </table:table-cell>
          <table:table-cell office:value-type="string" calcext:value-type="string">
            <text:p>Energy</text:p>
          </table:table-cell>
          <table:table-cell table:number-columns-repeated="2" office:value-type="string" calcext:value-type="string">
            <text:p>Carbon dioxide Transport and Storag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C.1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Transport of CO2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1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1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Pipelin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1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Ship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1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1.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1.C.2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Injection and Stor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2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2.a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Inj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2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2.b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Stora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1.C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1.C.3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Carbon dioxide Transport and Storage</text:p>
          </table:table-cell>
          <table:table-cell office:value-type="string" calcext:value-type="string">
            <text:p>Other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 office:value-type="string" calcext:value-type="string">
            <text:p>Industrial Processes and Product Use</text:p>
          </table:table-cell>
          <table:table-cell table:formula="of:=[.D120]" office:value-type="float" office:value="2" calcext:value-type="float">
            <text:p>2</text:p>
          </table:table-cell>
          <table:table-cell table:formula="of:=[.E120]" office:value-type="string" office:string-value="Industrial Processes and Product Use" calcext:value-type="string">
            <text:p>Industrial Processes and Product Use</text:p>
          </table:table-cell>
          <table:table-cell table:formula="of:=[.F120]" office:value-type="string" office:string-value="Industrial Processes and Product Use" calcext:value-type="string">
            <text:p>Industrial Processes and Product Use</text:p>
          </table:table-cell>
          <table:table-cell table:formula="of:=[.G120]" office:value-type="string" office:string-value="Industrial Processes and Product Use" calcext:value-type="string">
            <text:p>Industrial Processes and Product 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A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Mineral Industry</text:p>
          </table:table-cell>
          <table:table-cell table:formula="of:=[.D121]" office:value-type="string" office:string-value="2.A" calcext:value-type="string">
            <text:p>2.A</text:p>
          </table:table-cell>
          <table:table-cell table:formula="of:=[.E121]" office:value-type="string" office:string-value="Industrial Processes and Product Use" calcext:value-type="string">
            <text:p>Industrial Processes and Product Use</text:p>
          </table:table-cell>
          <table:table-cell table:formula="of:=[.F121]" office:value-type="string" office:string-value="Mineral Industry" calcext:value-type="string">
            <text:p>Mineral Industry</text:p>
          </table:table-cell>
          <table:table-cell table:formula="of:=[.G121]" office:value-type="string" office:string-value="Mineral Industry" calcext:value-type="string">
            <text:p>Mineral Industry</text:p>
          </table:table-cell>
        </table:table-row>
        <table:table-row table:style-name="ro1">
          <table:table-cell/>
          <table:table-cell office:value-type="string" calcext:value-type="string">
            <text:p>2.A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Cement production</text:p>
          </table:table-cell>
          <table:table-cell table:formula="of:=[.D122]" office:value-type="string" office:string-value="2.A.1" calcext:value-type="string">
            <text:p>2.A.1</text:p>
          </table:table-cell>
          <table:table-cell table:formula="of:=[.E122]" office:value-type="string" office:string-value="Industrial Processes and Product Use" calcext:value-type="string">
            <text:p>Industrial Processes and Product Use</text:p>
          </table:table-cell>
          <table:table-cell table:formula="of:=[.F122]" office:value-type="string" office:string-value="Mineral Industry" calcext:value-type="string">
            <text:p>Mineral Industry</text:p>
          </table:table-cell>
          <table:table-cell table:formula="of:=[.G122]" office:value-type="string" office:string-value="Cement production" calcext:value-type="string">
            <text:p>Cement production</text:p>
          </table:table-cell>
        </table:table-row>
        <table:table-row table:style-name="ro1">
          <table:table-cell/>
          <table:table-cell office:value-type="string" calcext:value-type="string">
            <text:p>2.A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Lime production</text:p>
          </table:table-cell>
          <table:table-cell table:formula="of:=[.D123]" office:value-type="string" office:string-value="2.A.2" calcext:value-type="string">
            <text:p>2.A.2</text:p>
          </table:table-cell>
          <table:table-cell table:formula="of:=[.E123]" office:value-type="string" office:string-value="Industrial Processes and Product Use" calcext:value-type="string">
            <text:p>Industrial Processes and Product Use</text:p>
          </table:table-cell>
          <table:table-cell table:formula="of:=[.F123]" office:value-type="string" office:string-value="Mineral Industry" calcext:value-type="string">
            <text:p>Mineral Industry</text:p>
          </table:table-cell>
          <table:table-cell table:formula="of:=[.G123]" office:value-type="string" office:string-value="Lime production" calcext:value-type="string">
            <text:p>Lime production</text:p>
          </table:table-cell>
        </table:table-row>
        <table:table-row table:style-name="ro1">
          <table:table-cell/>
          <table:table-cell office:value-type="string" calcext:value-type="string">
            <text:p>2.A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Glass Production</text:p>
          </table:table-cell>
          <table:table-cell table:formula="of:=[.D124]" office:value-type="string" office:string-value="2.A.3" calcext:value-type="string">
            <text:p>2.A.3</text:p>
          </table:table-cell>
          <table:table-cell table:formula="of:=[.E124]" office:value-type="string" office:string-value="Industrial Processes and Product Use" calcext:value-type="string">
            <text:p>Industrial Processes and Product Use</text:p>
          </table:table-cell>
          <table:table-cell table:formula="of:=[.F124]" office:value-type="string" office:string-value="Mineral Industry" calcext:value-type="string">
            <text:p>Mineral Industry</text:p>
          </table:table-cell>
          <table:table-cell table:formula="of:=[.G124]" office:value-type="string" office:string-value="Glass Production" calcext:value-type="string">
            <text:p>Glass Prod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A.4 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Other Process Uses of Carbonates</text:p>
          </table:table-cell>
          <table:table-cell table:formula="of:=[.D125]" office:value-type="string" office:string-value="2.A.4 " calcext:value-type="string">
            <text:p>2.A.4 </text:p>
          </table:table-cell>
          <table:table-cell table:formula="of:=[.E125]" office:value-type="string" office:string-value="Industrial Processes and Product Use" calcext:value-type="string">
            <text:p>Industrial Processes and Product 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A.4.a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4.a 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Ceram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A.4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4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Other Uses of Soda Ash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A.4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4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Non Metallurgical Magnesia Produ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A.4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4.d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A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A.5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ineral Industry</text:p>
          </table:table-cell>
          <table:table-cell office:value-type="string" calcext:value-type="string">
            <text:p>Other</text:p>
          </table:table-cell>
          <table:table-cell table:formula="of:=[.D130]" office:value-type="string" office:string-value="2.A.5" calcext:value-type="string">
            <text:p>2.A.5</text:p>
          </table:table-cell>
          <table:table-cell table:formula="of:=[.E130]" office:value-type="string" office:string-value="Industrial Processes and Product Use" calcext:value-type="string">
            <text:p>Industrial Processes and Product U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2.B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Chemical Industry</text:p>
          </table:table-cell>
          <table:table-cell table:formula="of:=[.D131]" office:value-type="string" office:string-value="2.B" calcext:value-type="string">
            <text:p>2.B</text:p>
          </table:table-cell>
          <table:table-cell table:formula="of:=[.E131]" office:value-type="string" office:string-value="Industrial Processes and Product Use" calcext:value-type="string">
            <text:p>Industrial Processes and Product Use</text:p>
          </table:table-cell>
          <table:table-cell table:formula="of:=[.F131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Ammonia Production</text:p>
          </table:table-cell>
          <table:table-cell table:formula="of:=[.D132]" office:value-type="string" office:string-value="2.B.1" calcext:value-type="string">
            <text:p>2.B.1</text:p>
          </table:table-cell>
          <table:table-cell table:formula="of:=[.E132]" office:value-type="string" office:string-value="Industrial Processes and Product Use" calcext:value-type="string">
            <text:p>Industrial Processes and Product Use</text:p>
          </table:table-cell>
          <table:table-cell table:formula="of:=[.F132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Nitric Acid Production</text:p>
          </table:table-cell>
          <table:table-cell table:formula="of:=[.D133]" office:value-type="string" office:string-value="2.B.2" calcext:value-type="string">
            <text:p>2.B.2</text:p>
          </table:table-cell>
          <table:table-cell table:formula="of:=[.E133]" office:value-type="string" office:string-value="Industrial Processes and Product Use" calcext:value-type="string">
            <text:p>Industrial Processes and Product Use</text:p>
          </table:table-cell>
          <table:table-cell table:formula="of:=[.F133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Adipic Acid Production</text:p>
          </table:table-cell>
          <table:table-cell table:formula="of:=[.D134]" office:value-type="string" office:string-value="2.B.3" calcext:value-type="string">
            <text:p>2.B.3</text:p>
          </table:table-cell>
          <table:table-cell table:formula="of:=[.E134]" office:value-type="string" office:string-value="Industrial Processes and Product Use" calcext:value-type="string">
            <text:p>Industrial Processes and Product Use</text:p>
          </table:table-cell>
          <table:table-cell table:formula="of:=[.F134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Caprolactam, Glyoxal and Glyoxylic Acid Production</text:p>
          </table:table-cell>
          <table:table-cell table:formula="of:=[.D135]" office:value-type="string" office:string-value="2.B.4" calcext:value-type="string">
            <text:p>2.B.4</text:p>
          </table:table-cell>
          <table:table-cell table:formula="of:=[.E135]" office:value-type="string" office:string-value="Industrial Processes and Product Use" calcext:value-type="string">
            <text:p>Industrial Processes and Product Use</text:p>
          </table:table-cell>
          <table:table-cell table:formula="of:=[.F135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5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Carbide Production</text:p>
          </table:table-cell>
          <table:table-cell table:formula="of:=[.D136]" office:value-type="string" office:string-value="2.B.5" calcext:value-type="string">
            <text:p>2.B.5</text:p>
          </table:table-cell>
          <table:table-cell table:formula="of:=[.E136]" office:value-type="string" office:string-value="Industrial Processes and Product Use" calcext:value-type="string">
            <text:p>Industrial Processes and Product Use</text:p>
          </table:table-cell>
          <table:table-cell table:formula="of:=[.F136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6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Titanium Dioxide Production</text:p>
          </table:table-cell>
          <table:table-cell table:formula="of:=[.D137]" office:value-type="string" office:string-value="2.B.6" calcext:value-type="string">
            <text:p>2.B.6</text:p>
          </table:table-cell>
          <table:table-cell table:formula="of:=[.E137]" office:value-type="string" office:string-value="Industrial Processes and Product Use" calcext:value-type="string">
            <text:p>Industrial Processes and Product Use</text:p>
          </table:table-cell>
          <table:table-cell table:formula="of:=[.F137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7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7 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Soda Ash Production</text:p>
          </table:table-cell>
          <table:table-cell table:formula="of:=[.D138]" office:value-type="string" office:string-value="2.B.7 " calcext:value-type="string">
            <text:p>2.B.7 </text:p>
          </table:table-cell>
          <table:table-cell table:formula="of:=[.E138]" office:value-type="string" office:string-value="Industrial Processes and Product Use" calcext:value-type="string">
            <text:p>Industrial Processes and Product Use</text:p>
          </table:table-cell>
          <table:table-cell table:formula="of:=[.F138]" office:value-type="string" office:string-value="Chemical Industry" calcext:value-type="string">
            <text:p>Chemical Industry</text:p>
          </table:table-cell>
          <table:table-cell table:formula="of:=[.G138]" office:value-type="string" office:string-value="Soda Ash Production" calcext:value-type="string">
            <text:p>Soda Ash Production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B.8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Petrochemical and Carbon Black Production</text:p>
          </table:table-cell>
          <table:table-cell table:formula="of:=[.D139]" office:value-type="string" office:string-value="2.B.8" calcext:value-type="string">
            <text:p>2.B.8</text:p>
          </table:table-cell>
          <table:table-cell table:formula="of:=[.E139]" office:value-type="string" office:string-value="Industrial Processes and Product Use" calcext:value-type="string">
            <text:p>Industrial Processes and Product Use</text:p>
          </table:table-cell>
          <table:table-cell table:formula="of:=[.F139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8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Methanol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8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Ethyle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8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Ethylene Dichloride and Vinyl Chloride Monome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8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d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Ethylene Oxid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8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e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Acrylonitri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8.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8.f</text:p>
          </table:table-cell>
          <table:table-cell table:number-columns-repeated="2"/>
          <table:table-cell office:value-type="string" calcext:value-type="string">
            <text:p>Carbon Black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B.9 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Fluorochemical Production</text:p>
          </table:table-cell>
          <table:table-cell table:formula="of:=[.D146]" office:value-type="string" office:string-value="2.B.9 " calcext:value-type="string">
            <text:p>2.B.9 </text:p>
          </table:table-cell>
          <table:table-cell table:formula="of:=[.E146]" office:value-type="string" office:string-value="Industrial Processes and Product Use" calcext:value-type="string">
            <text:p>Industrial Processes and Product Use</text:p>
          </table:table-cell>
          <table:table-cell table:formula="of:=[.F146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9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By-product e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Fugitive Emiss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a_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a_R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HCFC-22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b_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b_R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HFC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PFC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d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SF6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e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NF3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f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Fluoropolymer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9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9.g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Other Fluorochemical Production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B.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10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Other [2.B.11 – Other – 2019 Refinement]</text:p>
          </table:table-cell>
          <table:table-cell table:formula="of:=[.D156]" office:value-type="string" office:string-value="2.B.10" calcext:value-type="string">
            <text:p>2.B.10</text:p>
          </table:table-cell>
          <table:table-cell table:formula="of:=[.E156]" office:value-type="string" office:string-value="Industrial Processes and Product Use" calcext:value-type="string">
            <text:p>Industrial Processes and Product Use</text:p>
          </table:table-cell>
          <table:table-cell table:formula="of:=[.F156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.B.10_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B.10_R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Chemical Industry</text:p>
          </table:table-cell>
          <table:table-cell office:value-type="string" calcext:value-type="string">
            <text:p>Hydrogen Production – 2019 Refinement</text:p>
          </table:table-cell>
          <table:table-cell table:formula="of:=[.D157]" office:value-type="string" office:string-value="2.B.10_R" calcext:value-type="string">
            <text:p>2.B.10_R</text:p>
          </table:table-cell>
          <table:table-cell table:formula="of:=[.E157]" office:value-type="string" office:string-value="Industrial Processes and Product Use" calcext:value-type="string">
            <text:p>Industrial Processes and Product Use</text:p>
          </table:table-cell>
          <table:table-cell table:formula="of:=[.F157]" office:value-type="string" office:string-value="Chemical Industry" calcext:value-type="string">
            <text:p>Chemical Indust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C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Metal Industry</text:p>
          </table:table-cell>
          <table:table-cell table:formula="of:=[.D158]" office:value-type="string" office:string-value="2.C" calcext:value-type="string">
            <text:p>2.C</text:p>
          </table:table-cell>
          <table:table-cell table:formula="of:=[.E158]" office:value-type="string" office:string-value="Industrial Processes and Product Use" calcext:value-type="string">
            <text:p>Industrial Processes and Product Use</text:p>
          </table:table-cell>
          <table:table-cell table:formula="of:=[.F158]" office:value-type="string" office:string-value="Metal Industry" calcext:value-type="string">
            <text:p>Metal Industry</text:p>
          </table:table-cell>
          <table:table-cell table:formula="of:=[.G158]" office:value-type="string" office:string-value="Metal Industry" calcext:value-type="string">
            <text:p>Metal Industry</text:p>
          </table:table-cell>
        </table:table-row>
        <table:table-row table:style-name="ro1">
          <table:table-cell/>
          <table:table-cell office:value-type="string" calcext:value-type="string">
            <text:p>2.C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Iron and Steel Production</text:p>
          </table:table-cell>
          <table:table-cell table:formula="of:=[.D159]" office:value-type="string" office:string-value="2.C.1" calcext:value-type="string">
            <text:p>2.C.1</text:p>
          </table:table-cell>
          <table:table-cell table:formula="of:=[.E159]" office:value-type="string" office:string-value="Industrial Processes and Product Use" calcext:value-type="string">
            <text:p>Industrial Processes and Product Use</text:p>
          </table:table-cell>
          <table:table-cell/>
          <table:table-cell table:formula="of:=[.G159]" office:value-type="string" office:string-value="Iron and Steel Production" calcext:value-type="string">
            <text:p>Iron and Steel Production</text:p>
          </table:table-cell>
        </table:table-row>
        <table:table-row table:style-name="ro1">
          <table:table-cell/>
          <table:table-cell office:value-type="string" calcext:value-type="string">
            <text:p>2.C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Ferroalloys Production</text:p>
          </table:table-cell>
          <table:table-cell table:formula="of:=[.D160]" office:value-type="string" office:string-value="2.C.2" calcext:value-type="string">
            <text:p>2.C.2</text:p>
          </table:table-cell>
          <table:table-cell table:formula="of:=[.E160]" office:value-type="string" office:string-value="Industrial Processes and Product Use" calcext:value-type="string">
            <text:p>Industrial Processes and Product Use</text:p>
          </table:table-cell>
          <table:table-cell table:formula="of:=[.F160]" office:value-type="string" office:string-value="Metal Industry" calcext:value-type="string">
            <text:p>Metal Industry</text:p>
          </table:table-cell>
          <table:table-cell table:formula="of:=[.G160]" office:value-type="string" office:string-value="Ferroalloys Production" calcext:value-type="string">
            <text:p>Ferroalloys Production</text:p>
          </table:table-cell>
        </table:table-row>
        <table:table-row table:style-name="ro1">
          <table:table-cell/>
          <table:table-cell office:value-type="string" calcext:value-type="string">
            <text:p>2.C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Aluminium production</text:p>
          </table:table-cell>
          <table:table-cell table:formula="of:=[.D161]" office:value-type="string" office:string-value="2.C.3" calcext:value-type="string">
            <text:p>2.C.3</text:p>
          </table:table-cell>
          <table:table-cell table:formula="of:=[.E161]" office:value-type="string" office:string-value="Industrial Processes and Product Use" calcext:value-type="string">
            <text:p>Industrial Processes and Product Use</text:p>
          </table:table-cell>
          <table:table-cell table:formula="of:=[.F161]" office:value-type="string" office:string-value="Metal Industry" calcext:value-type="string">
            <text:p>Metal Industry</text:p>
          </table:table-cell>
          <table:table-cell table:formula="of:=[.G161]" office:value-type="string" office:string-value="Aluminium production" calcext:value-type="string">
            <text:p>Aluminium production</text:p>
          </table:table-cell>
        </table:table-row>
        <table:table-row table:style-name="ro1">
          <table:table-cell/>
          <table:table-cell office:value-type="string" calcext:value-type="string">
            <text:p>2.C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Magnesium production</text:p>
          </table:table-cell>
          <table:table-cell table:formula="of:=[.D162]" office:value-type="string" office:string-value="2.C.4" calcext:value-type="string">
            <text:p>2.C.4</text:p>
          </table:table-cell>
          <table:table-cell table:formula="of:=[.E162]" office:value-type="string" office:string-value="Industrial Processes and Product Use" calcext:value-type="string">
            <text:p>Industrial Processes and Product Use</text:p>
          </table:table-cell>
          <table:table-cell table:formula="of:=[.F162]" office:value-type="string" office:string-value="Metal Industry" calcext:value-type="string">
            <text:p>Metal Industry</text:p>
          </table:table-cell>
          <table:table-cell table:formula="of:=[.G162]" office:value-type="string" office:string-value="Magnesium production" calcext:value-type="string">
            <text:p>Magnesium production</text:p>
          </table:table-cell>
        </table:table-row>
        <table:table-row table:style-name="ro1">
          <table:table-cell/>
          <table:table-cell office:value-type="string" calcext:value-type="string">
            <text:p>2.C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5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Lead Production</text:p>
          </table:table-cell>
          <table:table-cell table:formula="of:=[.D163]" office:value-type="string" office:string-value="2.C.5" calcext:value-type="string">
            <text:p>2.C.5</text:p>
          </table:table-cell>
          <table:table-cell table:formula="of:=[.E163]" office:value-type="string" office:string-value="Industrial Processes and Product Use" calcext:value-type="string">
            <text:p>Industrial Processes and Product Use</text:p>
          </table:table-cell>
          <table:table-cell table:formula="of:=[.F163]" office:value-type="string" office:string-value="Metal Industry" calcext:value-type="string">
            <text:p>Metal Industry</text:p>
          </table:table-cell>
          <table:table-cell table:formula="of:=[.G163]" office:value-type="string" office:string-value="Lead Production" calcext:value-type="string">
            <text:p>Lead Production</text:p>
          </table:table-cell>
        </table:table-row>
        <table:table-row table:style-name="ro1">
          <table:table-cell/>
          <table:table-cell office:value-type="string" calcext:value-type="string">
            <text:p>2.C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6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Zinc Production</text:p>
          </table:table-cell>
          <table:table-cell table:formula="of:=[.D164]" office:value-type="string" office:string-value="2.C.6" calcext:value-type="string">
            <text:p>2.C.6</text:p>
          </table:table-cell>
          <table:table-cell table:formula="of:=[.E164]" office:value-type="string" office:string-value="Industrial Processes and Product Use" calcext:value-type="string">
            <text:p>Industrial Processes and Product Use</text:p>
          </table:table-cell>
          <table:table-cell table:formula="of:=[.F164]" office:value-type="string" office:string-value="Metal Industry" calcext:value-type="string">
            <text:p>Metal Industry</text:p>
          </table:table-cell>
          <table:table-cell table:formula="of:=[.G164]" office:value-type="string" office:string-value="Zinc Production" calcext:value-type="string">
            <text:p>Zinc Production</text:p>
          </table:table-cell>
        </table:table-row>
        <table:table-row table:style-name="ro1">
          <table:table-cell/>
          <table:table-cell office:value-type="string" calcext:value-type="string">
            <text:p>2.C.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7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Other [2.C.8 – Other – 2019 Refinement]</text:p>
          </table:table-cell>
          <table:table-cell table:formula="of:=[.D165]" office:value-type="string" office:string-value="2.C.7" calcext:value-type="string">
            <text:p>2.C.7</text:p>
          </table:table-cell>
          <table:table-cell table:formula="of:=[.E165]" office:value-type="string" office:string-value="Industrial Processes and Product Use" calcext:value-type="string">
            <text:p>Industrial Processes and Product Use</text:p>
          </table:table-cell>
          <table:table-cell table:formula="of:=[.F165]" office:value-type="string" office:string-value="Metal Industry" calcext:value-type="string">
            <text:p>Metal Industry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2.C.7.a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C.7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Copper production 2023 [481.8 KB]</text:p>
          </table:table-cell>
        </table:table-row>
        <table:table-row table:style-name="ro1">
          <table:table-cell/>
          <table:table-cell office:value-type="string" calcext:value-type="string">
            <text:p>2.C.7.b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C.7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Nickel production</text:p>
          </table:table-cell>
        </table:table-row>
        <table:table-row table:style-name="ro1">
          <table:table-cell/>
          <table:table-cell office:value-type="string" calcext:value-type="string">
            <text:p>2.C.7.c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C.7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Other metal production</text:p>
          </table:table-cell>
        </table:table-row>
        <table:table-row table:style-name="ro1">
          <table:table-cell/>
          <table:table-cell office:value-type="string" calcext:value-type="string">
            <text:p>2.C.7.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C.7.d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Storage, handling and transport of metal products</text:p>
          </table:table-cell>
        </table:table-row>
        <table:table-row table:style-name="ro1">
          <table:table-cell/>
          <table:table-cell office:value-type="string" calcext:value-type="string">
            <text:p>2.C.7_R 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C.7_R 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Metal Industry</text:p>
          </table:table-cell>
          <table:table-cell office:value-type="string" calcext:value-type="string">
            <text:p>Rare Earths Production – 2019 Refinement</text:p>
          </table:table-cell>
          <table:table-cell table:formula="of:=[.D170]" office:value-type="string" office:string-value="2.C.7_R " calcext:value-type="string">
            <text:p>2.C.7_R </text:p>
          </table:table-cell>
          <table:table-cell table:formula="of:=[.E170]" office:value-type="string" office:string-value="Industrial Processes and Product Use" calcext:value-type="string">
            <text:p>Industrial Processes and Product Use</text:p>
          </table:table-cell>
          <table:table-cell table:formula="of:=[.F170]" office:value-type="string" office:string-value="Metal Industry" calcext:value-type="string">
            <text:p>Metal Industry</text:p>
          </table:table-cell>
          <table:table-cell/>
        </table:table-row>
        <table:table-row table:style-name="ro1">
          <table:table-cell table:number-columns-repeated="3"/>
          <table:table-cell office:value-type="string" calcext:value-type="string">
            <text:p>2.D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Non-Energy Products from Fuels and Solvent Use</text:p>
          </table:table-cell>
          <table:table-cell table:formula="of:=[.D171]" office:value-type="string" office:string-value="2.D" calcext:value-type="string">
            <text:p>2.D</text:p>
          </table:table-cell>
          <table:table-cell table:formula="of:=[.E171]" office:value-type="string" office:string-value="Industrial Processes and Product Use" calcext:value-type="string">
            <text:p>Industrial Processes and Product Use</text:p>
          </table:table-cell>
          <table:table-cell table:formula="of:=[.F171]" office:value-type="string" office:string-value="Non-Energy Products from Fuels and Solvent Use" calcext:value-type="string">
            <text:p>Non-Energy Products from Fuels and Solvent Use</text:p>
          </table:table-cell>
          <table:table-cell table:formula="of:=[.G171]" office:value-type="string" office:string-value="Non-Energy Products from Fuels and Solvent Use" calcext:value-type="string">
            <text:p>Non-Energy Products from Fuels and Solvent Use</text:p>
          </table:table-cell>
        </table:table-row>
        <table:table-row table:style-name="ro1">
          <table:table-cell/>
          <table:table-cell office:value-type="string" calcext:value-type="string">
            <text:p>2.D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D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Non-Energy Products from Fuels and Solvent Use</text:p>
          </table:table-cell>
          <table:table-cell office:value-type="string" calcext:value-type="string">
            <text:p>Lubricant Use</text:p>
          </table:table-cell>
          <table:table-cell table:formula="of:=[.D172]" office:value-type="string" office:string-value="2.D.1" calcext:value-type="string">
            <text:p>2.D.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D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D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Non-Energy Products from Fuels and Solvent Use</text:p>
          </table:table-cell>
          <table:table-cell office:value-type="string" calcext:value-type="string">
            <text:p>Paraffin Wax Use</text:p>
          </table:table-cell>
          <table:table-cell table:formula="of:=[.D173]" office:value-type="string" office:string-value="2.D.2" calcext:value-type="string">
            <text:p>2.D.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2.D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D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Non-Energy Products from Fuels and Solvent Use</text:p>
          </table:table-cell>
          <table:table-cell office:value-type="string" calcext:value-type="string">
            <text:p>Solvent Use</text:p>
          </table:table-cell>
          <table:table-cell table:formula="of:=[.D174]" office:value-type="string" office:string-value="2.D.3" calcext:value-type="string">
            <text:p>2.D.3</text:p>
          </table:table-cell>
          <table:table-cell table:formula="of:=[.E174]" office:value-type="string" office:string-value="Industrial Processes and Product Use" calcext:value-type="string">
            <text:p>Industrial Processes and Product Use</text:p>
          </table:table-cell>
          <table:table-cell table:formula="of:=[.F174]" office:value-type="string" office:string-value="Non-Energy Products from Fuels and Solvent Use" calcext:value-type="string">
            <text:p>Non-Energy Products from Fuels and Solvent Use</text:p>
          </table:table-cell>
          <table:table-cell table:formula="of:=[.G174]" office:value-type="string" office:string-value="Solvent Use" calcext:value-type="string">
            <text:p>Solvent Use</text:p>
          </table:table-cell>
        </table:table-row>
        <table:table-row table:style-name="ro1">
          <table:table-cell/>
          <table:table-cell office:value-type="string" calcext:value-type="string">
            <text:p>2.D.3.a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a</text:p>
          </table:table-cell>
          <table:table-cell table:formula="of:=[.E175]" office:value-type="float" office:value="0" calcext:value-type="float">
            <text:p>0</text:p>
          </table:table-cell>
          <table:table-cell table:formula="of:=[.F175]" office:value-type="float" office:value="0" calcext:value-type="float">
            <text:p>0</text:p>
          </table:table-cell>
          <table:table-cell office:value-type="string" calcext:value-type="string">
            <text:p>Domestic solvent use including fungicides</text:p>
          </table:table-cell>
        </table:table-row>
        <table:table-row table:style-name="ro1">
          <table:table-cell/>
          <table:table-cell office:value-type="string" calcext:value-type="string">
            <text:p>2.D.3.b</text:p>
          </table:table-cell>
          <table:table-cell office:value-type="string" calcext:value-type="string">
            <text:p>yes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2.D.3.b</text:p>
          </table:table-cell>
          <table:table-cell table:formula="of:=[.E176]" office:value-type="float" office:value="0" calcext:value-type="float">
            <text:p>0</text:p>
          </table:table-cell>
          <table:table-cell table:formula="of:=[.F176]" office:value-type="float" office:value="0" calcext:value-type="float">
            <text:p>0</text:p>
          </table:table-cell>
          <table:table-cell office:value-type="string" calcext:value-type="string">
            <text:p>Road paving with asphalt</text:p>
          </table:table-cell>
        </table:table-row>
        <table:table-row table:style-name="ro1">
          <table:table-cell/>
          <table:table-cell office:value-type="string" calcext:value-type="string">
            <text:p>2.D.3.c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c</text:p>
          </table:table-cell>
          <table:table-cell table:formula="of:=[.E177]" office:value-type="float" office:value="0" calcext:value-type="float">
            <text:p>0</text:p>
          </table:table-cell>
          <table:table-cell table:formula="of:=[.F177]" office:value-type="float" office:value="0" calcext:value-type="float">
            <text:p>0</text:p>
          </table:table-cell>
          <table:table-cell office:value-type="string" calcext:value-type="string">
            <text:p>Asphalt roofing</text:p>
          </table:table-cell>
        </table:table-row>
        <table:table-row table:style-name="ro1">
          <table:table-cell/>
          <table:table-cell office:value-type="string" calcext:value-type="string">
            <text:p>2.D.3.d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d</text:p>
          </table:table-cell>
          <table:table-cell table:formula="of:=[.E178]" office:value-type="float" office:value="0" calcext:value-type="float">
            <text:p>0</text:p>
          </table:table-cell>
          <table:table-cell table:formula="of:=[.F178]" office:value-type="float" office:value="0" calcext:value-type="float">
            <text:p>0</text:p>
          </table:table-cell>
          <table:table-cell office:value-type="string" calcext:value-type="string">
            <text:p>Coating applications</text:p>
          </table:table-cell>
        </table:table-row>
        <table:table-row table:style-name="ro1">
          <table:table-cell/>
          <table:table-cell office:value-type="string" calcext:value-type="string">
            <text:p>2.D.3.e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e</text:p>
          </table:table-cell>
          <table:table-cell table:formula="of:=[.E179]" office:value-type="float" office:value="0" calcext:value-type="float">
            <text:p>0</text:p>
          </table:table-cell>
          <table:table-cell table:formula="of:=[.F179]" office:value-type="float" office:value="0" calcext:value-type="float">
            <text:p>0</text:p>
          </table:table-cell>
          <table:table-cell office:value-type="string" calcext:value-type="string">
            <text:p>Degreasing</text:p>
          </table:table-cell>
        </table:table-row>
        <table:table-row table:style-name="ro1">
          <table:table-cell/>
          <table:table-cell office:value-type="string" calcext:value-type="string">
            <text:p>2.D.3.f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f</text:p>
          </table:table-cell>
          <table:table-cell table:formula="of:=[.E180]" office:value-type="float" office:value="0" calcext:value-type="float">
            <text:p>0</text:p>
          </table:table-cell>
          <table:table-cell table:formula="of:=[.F180]" office:value-type="float" office:value="0" calcext:value-type="float">
            <text:p>0</text:p>
          </table:table-cell>
          <table:table-cell office:value-type="string" calcext:value-type="string">
            <text:p>Dry cleaning</text:p>
          </table:table-cell>
        </table:table-row>
        <table:table-row table:style-name="ro1">
          <table:table-cell/>
          <table:table-cell office:value-type="string" calcext:value-type="string">
            <text:p>2.D.3.g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g</text:p>
          </table:table-cell>
          <table:table-cell table:formula="of:=[.E181]" office:value-type="float" office:value="0" calcext:value-type="float">
            <text:p>0</text:p>
          </table:table-cell>
          <table:table-cell table:formula="of:=[.F181]" office:value-type="float" office:value="0" calcext:value-type="float">
            <text:p>0</text:p>
          </table:table-cell>
          <table:table-cell office:value-type="string" calcext:value-type="string">
            <text:p>Chemical products</text:p>
          </table:table-cell>
        </table:table-row>
        <table:table-row table:style-name="ro1">
          <table:table-cell/>
          <table:table-cell office:value-type="string" calcext:value-type="string">
            <text:p>2.D.3.h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h</text:p>
          </table:table-cell>
          <table:table-cell table:formula="of:=[.E182]" office:value-type="float" office:value="0" calcext:value-type="float">
            <text:p>0</text:p>
          </table:table-cell>
          <table:table-cell table:formula="of:=[.F182]" office:value-type="float" office:value="0" calcext:value-type="float">
            <text:p>0</text:p>
          </table:table-cell>
          <table:table-cell office:value-type="string" calcext:value-type="string">
            <text:p>Printing</text:p>
          </table:table-cell>
        </table:table-row>
        <table:table-row table:style-name="ro1">
          <table:table-cell/>
          <table:table-cell office:value-type="string" calcext:value-type="string">
            <text:p>2.D.3.i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D.3.i</text:p>
          </table:table-cell>
          <table:table-cell table:formula="of:=[.E183]" office:value-type="float" office:value="0" calcext:value-type="float">
            <text:p>0</text:p>
          </table:table-cell>
          <table:table-cell table:formula="of:=[.F183]" office:value-type="float" office:value="0" calcext:value-type="float">
            <text:p>0</text:p>
          </table:table-cell>
          <table:table-cell office:value-type="string" calcext:value-type="string">
            <text:p>Other solvent and product use</text:p>
          </table:table-cell>
        </table:table-row>
        <table:table-row table:style-name="ro1">
          <table:table-cell/>
          <table:table-cell office:value-type="string" calcext:value-type="string">
            <text:p>2.D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D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Non-Energy Products from Fuels and Solvent Use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E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Electronics Indus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Integrated Circuit or Semiconductor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TFT Flat Panel Displa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Photovoltaic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Heat Transfer Flui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4_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4_R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Microelectromechanical systems (MEMS) – 2019 Refin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E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E.5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Electronics Industry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F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Product Uses as Substitutes for Ozone Depleting Substance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F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Refrigeration and Air Conditio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1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1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Refrigeration and Stationary Air Conditio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1.b</text:p>
          </table:table-cell>
          <table:table-cell/>
          <table:table-cell office:value-type="string" calcext:value-type="string">
            <text:p>Mobile Air Conditioning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2.F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Foam Blowing Ag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Fire Prote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Aeroso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5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Solv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F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F.6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Product Uses as Substitutes for Ozone Depleting Substances</text:p>
          </table:table-cell>
          <table:table-cell office:value-type="string" calcext:value-type="string">
            <text:p>Other Applications (please specif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Other Product Manufacture and Use</text:p>
          </table:table-cell>
          <table:table-cell table:formula="of:=[.D201]" office:value-type="string" office:string-value="2.G" calcext:value-type="string">
            <text:p>2.G</text:p>
          </table:table-cell>
          <table:table-cell table:number-columns-repeated="2"/>
          <table:table-cell office:value-type="string" calcext:value-type="string">
            <text:p>Other solvent and product u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2.G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Electrical Equip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1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1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Manufacture of Electrical Equip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1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Use of Electrical Equip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1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1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Disposal of Electrical Equip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G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SF6 and PFCs from Other Product U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2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2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Military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2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2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Accelerator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2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2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Other [2.G.2.d – Other – 2019 Refinement]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2.c_R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2.c_R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Waterproofing of Electronic Circuits – 2019 Refinement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G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N2O from Product U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3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3.a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Medical Applic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3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3.b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Propellant for pressure and aerosol produ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3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3.c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2.G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G.4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 Product Manufacture and Use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2.H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Other</text:p>
          </table:table-cell>
          <table:table-cell table:formula="of:=[.D216]" office:value-type="string" office:string-value="2.H" calcext:value-type="string">
            <text:p>2.H</text:p>
          </table:table-cell>
          <table:table-cell table:formula="of:=[.E216]" office:value-type="string" office:string-value="Industrial Processes and Product Use" calcext:value-type="string">
            <text:p>Industrial Processes and Product Use</text:p>
          </table:table-cell>
          <table:table-cell table:formula="of:=[.F216]" office:value-type="string" office:string-value="Other" calcext:value-type="string">
            <text:p>Other</text:p>
          </table:table-cell>
          <table:table-cell table:formula="of:=[.G216]" office:value-type="string" office:string-value="Other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2.H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H.1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ulp and Paper Industry</text:p>
          </table:table-cell>
          <table:table-cell table:formula="of:=[.D217]" office:value-type="string" office:string-value="2.H.1" calcext:value-type="string">
            <text:p>2.H.1</text:p>
          </table:table-cell>
          <table:table-cell table:formula="of:=[.E217]" office:value-type="string" office:string-value="Industrial Processes and Product Use" calcext:value-type="string">
            <text:p>Industrial Processes and Product Use</text:p>
          </table:table-cell>
          <table:table-cell table:formula="of:=[.F217]" office:value-type="string" office:string-value="Other" calcext:value-type="string">
            <text:p>Other</text:p>
          </table:table-cell>
          <table:table-cell office:value-type="string" calcext:value-type="string">
            <text:p>Pulp and paper industry</text:p>
          </table:table-cell>
        </table:table-row>
        <table:table-row table:style-name="ro1">
          <table:table-cell/>
          <table:table-cell office:value-type="string" calcext:value-type="string">
            <text:p>2.H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H.2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Food and Beverages Industry</text:p>
          </table:table-cell>
          <table:table-cell table:formula="of:=[.D218]" office:value-type="string" office:string-value="2.H.2" calcext:value-type="string">
            <text:p>2.H.2</text:p>
          </table:table-cell>
          <table:table-cell table:formula="of:=[.E218]" office:value-type="string" office:string-value="Industrial Processes and Product Use" calcext:value-type="string">
            <text:p>Industrial Processes and Product Use</text:p>
          </table:table-cell>
          <table:table-cell table:formula="of:=[.F218]" office:value-type="string" office:string-value="Other" calcext:value-type="string">
            <text:p>Other</text:p>
          </table:table-cell>
          <table:table-cell office:value-type="string" calcext:value-type="string">
            <text:p>Food and beverages industry</text:p>
          </table:table-cell>
        </table:table-row>
        <table:table-row table:style-name="ro1">
          <table:table-cell/>
          <table:table-cell office:value-type="string" calcext:value-type="string">
            <text:p>2.H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2.H.3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 (please specify)</text:p>
          </table:table-cell>
          <table:table-cell table:formula="of:=[.D219]" office:value-type="string" office:string-value="2.H.3" calcext:value-type="string">
            <text:p>2.H.3</text:p>
          </table:table-cell>
          <table:table-cell table:formula="of:=[.E219]" office:value-type="string" office:string-value="Industrial Processes and Product Use" calcext:value-type="string">
            <text:p>Industrial Processes and Product Use</text:p>
          </table:table-cell>
          <table:table-cell table:formula="of:=[.F219]" office:value-type="string" office:string-value="Other" calcext:value-type="string">
            <text:p>Other</text:p>
          </table:table-cell>
          <table:table-cell office:value-type="string" calcext:value-type="string">
            <text:p>Other industrial processes</text:p>
          </table:table-cell>
        </table:table-row>
        <table:table-row table:style-name="ro1">
          <table:table-cell/>
          <table:table-cell office:value-type="string" calcext:value-type="string">
            <text:p>2.I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I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Wood processing</text:p>
          </table:table-cell>
        </table:table-row>
        <table:table-row table:style-name="ro1">
          <table:table-cell/>
          <table:table-cell office:value-type="string" calcext:value-type="string">
            <text:p>2.J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J</text:p>
          </table:table-cell>
          <table:table-cell office:value-type="string" calcext:value-type="string">
            <text:p>Industrial Processes and Product Use</text:p>
          </table:table-cell>
          <table:table-cell table:number-columns-repeated="2" office:value-type="string" calcext:value-type="string">
            <text:p>Production of POPs</text:p>
          </table:table-cell>
        </table:table-row>
        <table:table-row table:style-name="ro1">
          <table:table-cell/>
          <table:table-cell office:value-type="string" calcext:value-type="string">
            <text:p>2.K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K</text:p>
          </table:table-cell>
          <table:table-cell office:value-type="string" calcext:value-type="string">
            <text:p>Industrial Processes and Product Use</text:p>
          </table:table-cell>
          <table:table-cell/>
          <table:table-cell office:value-type="string" calcext:value-type="string">
            <text:p>Consumption of POPs and heavy metals</text:p>
          </table:table-cell>
        </table:table-row>
        <table:table-row table:style-name="ro1">
          <table:table-cell/>
          <table:table-cell office:value-type="string" calcext:value-type="string">
            <text:p>2.L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2.L</text:p>
          </table:table-cell>
          <table:table-cell office:value-type="string" calcext:value-type="string">
            <text:p>Industrial Processes and Product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 solvent and product use</text:p>
          </table:table-cell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 office:value-type="string" calcext:value-type="string">
            <text:p>Agriculture, Forestry, and Other Land Use</text:p>
          </table:table-cell>
          <table:table-cell table:formula="of:=[.D224]" office:value-type="float" office:value="3" calcext:value-type="float">
            <text:p>3</text:p>
          </table:table-cell>
          <table:table-cell table:formula="of:=[.E225]" office:value-type="string" office:string-value="Agriculture, Forestry, and Other Land Use" calcext:value-type="string">
            <text:p>Agriculture, Forestry, and Other Land 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</text:p>
          </table:table-cell>
          <table:table-cell office:value-type="string" calcext:value-type="string">
            <text:p>Agriculture, Forestry, and Other Land Use</text:p>
          </table:table-cell>
          <table:table-cell table:number-columns-repeated="2" office:value-type="string" calcext:value-type="string">
            <text:p>Livestock</text:p>
          </table:table-cell>
          <table:table-cell table:formula="of:=[.D225]" office:value-type="string" office:string-value="3.A" calcext:value-type="string">
            <text:p>3.A</text:p>
          </table:table-cell>
          <table:table-cell table:formula="of:=[.E226]" office:value-type="string" office:string-value="Agriculture, Forestry, and Other Land Use" calcext:value-type="string">
            <text:p>Agriculture, Forestry, and Other Land 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A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Enteric Fermentation</text:p>
          </table:table-cell>
          <table:table-cell table:formula="of:=[.D226]" office:value-type="string" office:string-value="3.A.1" calcext:value-type="string">
            <text:p>3.A.1</text:p>
          </table:table-cell>
          <table:table-cell table:formula="of:=[.E238]" office:value-type="string" office:string-value="Agriculture, Forestry, and Other Land Use" calcext:value-type="string">
            <text:p>Agriculture, Forestry, and Other Land Use</text:p>
          </table:table-cell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3.A.1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Cat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a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Dairy Cow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a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a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Other Cat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Buffa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c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hee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d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Goa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e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Cam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f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Hor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g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ules and As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h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w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1.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1.j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A.2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anure Management</text:p>
          </table:table-cell>
          <table:table-cell table:formula="of:=[.D238]" office:value-type="string" office:string-value="3.A.2" calcext:value-type="string">
            <text:p>3.A.2</text:p>
          </table:table-cell>
          <table:table-cell table:formula="of:=[.E251]" office:value-type="string" office:string-value="Agriculture, Forestry, and Other Land Use" calcext:value-type="string">
            <text:p>Agriculture, Forestry, and Other Land U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A.2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Cat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a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Dairy cow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A.2.a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Other cattl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Buffalo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c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heep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d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Goa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e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e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Came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f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f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Hor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g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g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Mules and Ass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h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h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Swin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Poultry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A.2.j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A.2.j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ivestock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</text:p>
          </table:table-cell>
          <table:table-cell office:value-type="string" calcext:value-type="string">
            <text:p>Agriculture, Forestry, and Other Land Use</text:p>
          </table:table-cell>
          <table:table-cell table:number-columns-repeated="2" office:value-type="string" calcext:value-type="string">
            <text:p>Land</text:p>
          </table:table-cell>
          <table:table-cell table:formula="of:=[.D251]" office:value-type="string" office:string-value="3.B" calcext:value-type="string">
            <text:p>3.B</text:p>
          </table:table-cell>
          <table:table-cell table:formula="of:=[.E252]" office:value-type="string" office:string-value="Agriculture, Forestry, and Other Land Use" calcext:value-type="string">
            <text:p>Agriculture, Forestry, and Other Land Use</text:p>
          </table:table-cell>
          <table:table-cell table:number-columns-repeated="2" office:value-type="string" calcext:value-type="string">
            <text:p>Manure Managemen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3.B.1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 Remaining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2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2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 converted to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 converted to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converted to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b.i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 converted to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1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1.b.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 converted to Forest 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2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 Remaining Crop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2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 converted to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 converted to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converted to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b.i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 converted to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2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2.b.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 converted to Crop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3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 Remaining Grass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3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 converted to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 converted to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converted to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b.i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 converted to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3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3.b.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 converted to Grass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4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4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Remaining Wetla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a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a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Peat Extraction remaining Peat Extra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a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a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looded land remaining flooded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a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a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Wetlands Remaining Other Wetlan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4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Wetland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for peat extrac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flooded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4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4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other wetland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5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 Remaining Settlemen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5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 converted to 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 converted to 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 converted to 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b.i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converted to Settlemen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5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5.b.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 converted to Settlements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6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Other land Remaining Other 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B.6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Land Converted to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b.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b.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Forest Land converted to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b.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b.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Cropland converted to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b.iii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b.iii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Grassland converted to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b.i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b.i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Wetlands converted to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B.6.b.v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B.6.b.v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Land</text:p>
          </table:table-cell>
          <table:table-cell office:value-type="string" calcext:value-type="string">
            <text:p>Settlements converted to Other 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</text:p>
          </table:table-cell>
          <table:table-cell office:value-type="string" calcext:value-type="string">
            <text:p>Agriculture, Forestry, and Other Land Use</text:p>
          </table:table-cell>
          <table:table-cell table:number-columns-repeated="2" office:value-type="string" calcext:value-type="string">
            <text:p>Aggregate sources and non-CO2 emissions sources on land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C.1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Burn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.a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.a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Burning in Forest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.b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.b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Burning in Crop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.c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.c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Burning in Grass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.d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.d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Burning in All Other Land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2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Liming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3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Urea application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4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Direct N2O Emissions from managed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5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Indirect N2O Emissions from managed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6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Indirect N2O Emissions from manure management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7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7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Rice cultivation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8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CH4 from Drained Organic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9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9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CH4 from Drainage Ditches on Organic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0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0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CH4 from Rewetting of Organic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1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CH4 Emissions from Rewetting of Mangroves and Tidal Marsh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2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N2O Emissions from Aquacultur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3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CH4 Emissions from Rewetted and Created Wetlands on Inland Wetland Mineral Soil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C.1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C.14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Aggregate sources and non-CO2 emissions sources on land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3.D</text:p>
          </table:table-cell>
          <table:table-cell office:value-type="string" calcext:value-type="string">
            <text:p>Agriculture, Forestry, and Other Land Use</text:p>
          </table:table-cell>
          <table:table-cell table:number-columns-repeated="2" office:value-type="string" calcext:value-type="string">
            <text:p>Other</text:p>
          </table:table-cell>
          <table:table-cell table:formula="of:=[.D320]" office:value-type="string" office:string-value="3.D" calcext:value-type="string">
            <text:p>3.D</text:p>
          </table:table-cell>
          <table:table-cell office:value-type="string" calcext:value-type="string">
            <text:p>Agriculture</text:p>
          </table:table-cell>
          <table:table-cell table:number-columns-repeated="2" office:value-type="string" calcext:value-type="string">
            <text:p>Agricultural soils</text:p>
          </table:table-cell>
        </table:table-row>
        <table:table-row table:style-name="ro1">
          <table:table-cell/>
          <table:table-cell office:value-type="string" calcext:value-type="string">
            <text:p>3.D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D.1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Harvested Wood Product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3.D.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3.D.2</text:p>
          </table:table-cell>
          <table:table-cell office:value-type="string" calcext:value-type="string">
            <text:p>Agriculture, Forestry, and Other Land Use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3.D.f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Agricultural soils</text:p>
          </table:table-cell>
          <table:table-cell office:value-type="string" calcext:value-type="string">
            <text:p>Agriculture other including use of pesticid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3.F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Agricultural soils</text:p>
          </table:table-cell>
          <table:table-cell office:value-type="string" calcext:value-type="string">
            <text:p>Field burning of agricultural residues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3.I</text:p>
          </table:table-cell>
          <table:table-cell office:value-type="string" calcext:value-type="string">
            <text:p>Agriculture</text:p>
          </table:table-cell>
          <table:table-cell office:value-type="string" calcext:value-type="string">
            <text:p>Agricultural soils</text:p>
          </table:table-cell>
          <table:table-cell office:value-type="string" calcext:value-type="string">
            <text:p>Agriculture other including use of pesticides</text:p>
          </table:table-cell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Waste</text:p>
          </table:table-cell>
          <table:table-cell office:value-type="float" office:value="5" calcext:value-type="float">
            <text:p>5</text:p>
          </table:table-cell>
          <table:table-cell table:formula="of:=[.E326]" office:value-type="string" office:string-value="Waste" calcext:value-type="string">
            <text:p>Waste</text:p>
          </table:table-cell>
          <table:table-cell table:formula="of:=[.F326]" office:value-type="string" office:string-value="Waste" calcext:value-type="string">
            <text:p>Waste</text:p>
          </table:table-cell>
          <table:table-cell table:formula="of:=[.G326]" office:value-type="string" office:string-value="Waste" calcext:value-type="string">
            <text:p>Waste</text:p>
          </table:table-cell>
        </table:table-row>
        <table:table-row table:style-name="ro1">
          <table:table-cell/>
          <table:table-cell office:value-type="string" calcext:value-type="string">
            <text:p>4.A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A</text:p>
          </table:table-cell>
          <table:table-cell office:value-type="string" calcext:value-type="string">
            <text:p>Waste</text:p>
          </table:table-cell>
          <table:table-cell table:number-columns-repeated="2" office:value-type="string" calcext:value-type="string">
            <text:p>Solid Waste Disposal</text:p>
          </table:table-cell>
          <table:table-cell office:value-type="string" calcext:value-type="string">
            <text:p>5.A</text:p>
          </table:table-cell>
          <table:table-cell table:formula="of:=[.E327]" office:value-type="string" office:string-value="Waste" calcext:value-type="string">
            <text:p>Waste</text:p>
          </table:table-cell>
          <table:table-cell table:formula="of:=[.F327]" office:value-type="string" office:string-value="Solid Waste Disposal" calcext:value-type="string">
            <text:p>Solid Waste Disposal</text:p>
          </table:table-cell>
          <table:table-cell table:formula="of:=[.G327]" office:value-type="string" office:string-value="Solid Waste Disposal" calcext:value-type="string">
            <text:p>Solid Waste Disposal</text:p>
          </table:table-cell>
        </table:table-row>
        <table:table-row table:style-name="ro1">
          <table:table-cell/>
          <table:table-cell office:value-type="string" calcext:value-type="string">
            <text:p>4.A.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A.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olid Waste Disposal</text:p>
          </table:table-cell>
          <table:table-cell office:value-type="string" calcext:value-type="string">
            <text:p>Managed Waste Disposal Si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A.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A.2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olid Waste Disposal</text:p>
          </table:table-cell>
          <table:table-cell office:value-type="string" calcext:value-type="string">
            <text:p>Unmanaged Waste Disposal Si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A.3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A.3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Solid Waste Disposal</text:p>
          </table:table-cell>
          <table:table-cell office:value-type="string" calcext:value-type="string">
            <text:p>Uncategorised Waste Disposal Sites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B</text:p>
          </table:table-cell>
          <table:table-cell office:value-type="string" calcext:value-type="string">
            <text:p>Waste</text:p>
          </table:table-cell>
          <table:table-cell table:number-columns-repeated="2" office:value-type="string" calcext:value-type="string">
            <text:p>Biological Treatment of Solid Waste</text:p>
          </table:table-cell>
          <table:table-cell office:value-type="string" calcext:value-type="string">
            <text:p>5.B</text:p>
          </table:table-cell>
          <table:table-cell table:formula="of:=[.E331]" office:value-type="string" office:string-value="Waste" calcext:value-type="string">
            <text:p>Waste</text:p>
          </table:table-cell>
          <table:table-cell table:formula="of:=[.F331]" office:value-type="string" office:string-value="Biological Treatment of Solid Waste" calcext:value-type="string">
            <text:p>Biological Treatment of Solid Waste</text:p>
          </table:table-cell>
          <table:table-cell table:formula="of:=[.G331]" office:value-type="string" office:string-value="Biological Treatment of Solid Waste" calcext:value-type="string">
            <text:p>Biological Treatment of Solid Waste</text:p>
          </table:table-cell>
        </table:table-row>
        <table:table-row table:style-name="ro1">
          <table:table-cell/>
          <table:table-cell office:value-type="string" calcext:value-type="string">
            <text:p>4.B.1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B.1</text:p>
          </table:table-cell>
          <table:table-cell office:value-type="string" calcext:value-type="string">
            <text:p>Waste</text:p>
          </table:table-cell>
          <table:table-cell table:formula="of:=[.J331]" office:value-type="string" office:string-value="Biological Treatment of Solid Waste" calcext:value-type="string">
            <text:p>Biological Treatment of Solid Waste</text:p>
          </table:table-cell>
          <table:table-cell office:value-type="string" calcext:value-type="string">
            <text:p>Biological treatment of waste - composting</text:p>
          </table:table-cell>
        </table:table-row>
        <table:table-row table:style-name="ro1">
          <table:table-cell/>
          <table:table-cell office:value-type="string" calcext:value-type="string">
            <text:p>4.B.2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B.2</text:p>
          </table:table-cell>
          <table:table-cell table:formula="of:=[.I332]" office:value-type="string" office:string-value="Waste" calcext:value-type="string">
            <text:p>Waste</text:p>
          </table:table-cell>
          <table:table-cell table:formula="of:=[.J332]" office:value-type="string" office:string-value="Biological Treatment of Solid Waste" calcext:value-type="string">
            <text:p>Biological Treatment of Solid Waste</text:p>
          </table:table-cell>
          <table:table-cell office:value-type="string" calcext:value-type="string">
            <text:p>Biological treatment of waste - anaerobic Digestion Biogas</text:p>
          </table:table-cell>
        </table:table-row>
        <table:table-row table:style-name="ro1">
          <table:table-cell/>
          <table:table-cell office:value-type="string" calcext:value-type="string">
            <text:p>4.C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C</text:p>
          </table:table-cell>
          <table:table-cell office:value-type="string" calcext:value-type="string">
            <text:p>Waste</text:p>
          </table:table-cell>
          <table:table-cell table:number-columns-repeated="2" office:value-type="string" calcext:value-type="string">
            <text:p>Incineration and Open Burning of Waste</text:p>
          </table:table-cell>
          <table:table-cell office:value-type="string" calcext:value-type="string">
            <text:p>5.C</text:p>
          </table:table-cell>
          <table:table-cell table:formula="of:=[.E334]" office:value-type="string" office:string-value="Waste" calcext:value-type="string">
            <text:p>Waste</text:p>
          </table:table-cell>
          <table:table-cell table:formula="of:=[.F334]" office:value-type="string" office:string-value="Incineration and Open Burning of Waste" calcext:value-type="string">
            <text:p>Incineration and Open Burning of Waste</text:p>
          </table:table-cell>
          <table:table-cell table:formula="of:=[.G334]" office:value-type="string" office:string-value="Incineration and Open Burning of Waste" calcext:value-type="string">
            <text:p>Incineration and Open Burning of Waste</text:p>
          </table:table-cell>
        </table:table-row>
        <table:table-row table:style-name="ro1">
          <table:table-cell/>
          <table:table-cell office:value-type="string" calcext:value-type="string">
            <text:p>4.C.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C.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Waste Incineration</text:p>
          </table:table-cell>
          <table:table-cell office:value-type="string" calcext:value-type="string">
            <text:p>5.C.1</text:p>
          </table:table-cell>
          <table:table-cell table:formula="of:=[.E335]" office:value-type="string" office:string-value="Waste" calcext:value-type="string">
            <text:p>Waste</text:p>
          </table:table-cell>
          <table:table-cell table:formula="of:=[.F335]" office:value-type="string" office:string-value="Incineration and Open Burning of Waste" calcext:value-type="string">
            <text:p>Incineration and Open Burning of Waste</text:p>
          </table:table-cell>
          <table:table-cell office:value-type="string" calcext:value-type="string">
            <text:p>Municipal</text:p>
          </table:table-cell>
        </table:table-row>
        <table:table-row table:style-name="ro1">
          <table:table-cell/>
          <table:table-cell office:value-type="string" calcext:value-type="string">
            <text:p>4.C.1.a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C.1.a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Municipal Waste Incineration</text:p>
          </table:table-cell>
        </table:table-row>
        <table:table-row table:style-name="ro1">
          <table:table-cell/>
          <table:table-cell office:value-type="string" calcext:value-type="string">
            <text:p>4.C.1.b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C.1.b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Industrial waste incineration</text:p>
          </table:table-cell>
        </table:table-row>
        <table:table-row table:style-name="ro1">
          <table:table-cell/>
          <table:table-cell office:value-type="string" calcext:value-type="string">
            <text:p>4.C.1.b.iii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C.1.b.iii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Clinical waste incineration</text:p>
          </table:table-cell>
        </table:table-row>
        <table:table-row table:style-name="ro1">
          <table:table-cell/>
          <table:table-cell office:value-type="string" calcext:value-type="string">
            <text:p>4.C.1.b.v</text:p>
          </table:table-cell>
          <table:table-cell office:value-type="string" calcext:value-type="string">
            <text:p>both</text:p>
          </table:table-cell>
          <table:table-cell table:number-columns-repeated="4"/>
          <table:table-cell office:value-type="string" calcext:value-type="string">
            <text:p>5.C.1.b.v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Cremation</text:p>
          </table:table-cell>
        </table:table-row>
        <table:table-row table:style-name="ro1">
          <table:table-cell/>
          <table:table-cell office:value-type="string" calcext:value-type="string">
            <text:p>4.C.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C.2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Incineration and Open Burning of Waste</text:p>
          </table:table-cell>
          <table:table-cell office:value-type="string" calcext:value-type="string">
            <text:p>Open Burning of Waste</text:p>
          </table:table-cell>
          <table:table-cell office:value-type="string" calcext:value-type="string">
            <text:p>5.C.2</text:p>
          </table:table-cell>
          <table:table-cell table:formula="of:=[.E340]" office:value-type="string" office:string-value="Waste" calcext:value-type="string">
            <text:p>Waste</text:p>
          </table:table-cell>
          <table:table-cell table:formula="of:=[.F340]" office:value-type="string" office:string-value="Incineration and Open Burning of Waste" calcext:value-type="string">
            <text:p>Incineration and Open Burning of Waste</text:p>
          </table:table-cell>
          <table:table-cell office:value-type="string" calcext:value-type="string">
            <text:p>Open burning of waste</text:p>
          </table:table-cell>
        </table:table-row>
        <table:table-row table:style-name="ro1">
          <table:table-cell/>
          <table:table-cell office:value-type="string" calcext:value-type="string">
            <text:p>4.D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D</text:p>
          </table:table-cell>
          <table:table-cell office:value-type="string" calcext:value-type="string">
            <text:p>Waste</text:p>
          </table:table-cell>
          <table:table-cell table:number-columns-repeated="2" office:value-type="string" calcext:value-type="string">
            <text:p>Wastewater Treatment and Discharge</text:p>
          </table:table-cell>
          <table:table-cell office:value-type="string" calcext:value-type="string">
            <text:p>5.D</text:p>
          </table:table-cell>
          <table:table-cell table:formula="of:=[.E341]" office:value-type="string" office:string-value="Waste" calcext:value-type="string">
            <text:p>Waste</text:p>
          </table:table-cell>
          <table:table-cell table:formula="of:=[.F341]" office:value-type="string" office:string-value="Wastewater Treatment and Discharge" calcext:value-type="string">
            <text:p>Wastewater Treatment and Discharge</text:p>
          </table:table-cell>
          <table:table-cell office:value-type="string" calcext:value-type="string">
            <text:p>Wastewater handling</text:p>
          </table:table-cell>
        </table:table-row>
        <table:table-row table:style-name="ro1">
          <table:table-cell/>
          <table:table-cell office:value-type="string" calcext:value-type="string">
            <text:p>4.D.1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D.1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tewater Treatment and Discharge</text:p>
          </table:table-cell>
          <table:table-cell office:value-type="string" calcext:value-type="string">
            <text:p>Domestic Wastewaster Treatment and Dischar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D.2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4.D.2</text:p>
          </table:table-cell>
          <table:table-cell office:value-type="string" calcext:value-type="string">
            <text:p>Waste</text:p>
          </table:table-cell>
          <table:table-cell office:value-type="string" calcext:value-type="string">
            <text:p>Wastewater Treatment and Discharge</text:p>
          </table:table-cell>
          <table:table-cell office:value-type="string" calcext:value-type="string">
            <text:p>Industrial Wastewater Treatment and Discharge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4.E</text:p>
          </table:table-cell>
          <table:table-cell office:value-type="string" calcext:value-type="string">
            <text:p>both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string" calcext:value-type="string">
            <text:p>Other</text:p>
          </table:table-cell>
          <table:table-cell office:value-type="string" calcext:value-type="string">
            <text:p>5.E</text:p>
          </table:table-cell>
          <table:table-cell table:number-columns-repeated="2" office:value-type="string" calcext:value-type="string">
            <text:p>Waste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/>
          <table:table-cell office:value-type="string" calcext:value-type="string">
            <text:p>5.A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5.A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Indirect N2O emissions from the atmospheric deposition of nitrogen in NOx and NH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.B</text:p>
          </table:table-cell>
          <table:table-cell office:value-type="string" calcext:value-type="string">
            <text:p>both</text:p>
          </table:table-cell>
          <table:table-cell office:value-type="string" calcext:value-type="string">
            <text:p>5.B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Other (please specify)</text:p>
          </table:table-cell>
          <table:table-cell table:number-columns-repeated="4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Other</text:p>
          </table:table-cell>
          <table:table-cell office:value-type="string" calcext:value-type="string">
            <text:p>Pets poo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 table:number-columns-repeated="3" office:value-type="string" calcext:value-type="string">
            <text:p>Natural Sources</text:p>
          </table:table-cell>
        </table:table-row>
        <table:table-row table:style-name="ro1">
          <table:table-cell/>
          <table:table-cell office:value-type="string" calcext:value-type="string">
            <text:p>11.A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A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Volcanoes </text:p>
          </table:table-cell>
        </table:table-row>
        <table:table-row table:style-name="ro1">
          <table:table-cell/>
          <table:table-cell office:value-type="string" calcext:value-type="string">
            <text:p>11.B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B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Forest fires</text:p>
          </table:table-cell>
        </table:table-row>
        <table:table-row table:style-name="ro1">
          <table:table-cell/>
          <table:table-cell office:value-type="string" calcext:value-type="string">
            <text:p>11.C.1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1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1 Non-managed &amp; managed forests</text:p>
          </table:table-cell>
        </table:table-row>
        <table:table-row table:style-name="ro1">
          <table:table-cell/>
          <table:table-cell office:value-type="string" calcext:value-type="string">
            <text:p>11.C.2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2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4 Natural grassland and other vegetation</text:p>
          </table:table-cell>
        </table:table-row>
        <table:table-row table:style-name="ro1">
          <table:table-cell/>
          <table:table-cell office:value-type="string" calcext:value-type="string">
            <text:p>11.C.3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3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5 B1106 Wetlands and waters</text:p>
          </table:table-cell>
        </table:table-row>
        <table:table-row table:style-name="ro1">
          <table:table-cell/>
          <table:table-cell office:value-type="string" calcext:value-type="string">
            <text:p>11.C.4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4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7 Animals</text:p>
          </table:table-cell>
        </table:table-row>
        <table:table-row table:style-name="ro1">
          <table:table-cell/>
          <table:table-cell office:value-type="string" calcext:value-type="string">
            <text:p>11.C.5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5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9 Geological seepage</text:p>
          </table:table-cell>
        </table:table-row>
        <table:table-row table:style-name="ro1">
          <table:table-cell/>
          <table:table-cell office:value-type="string" calcext:value-type="string">
            <text:p>11.C.6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6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0117 Forest &amp; grassland soils</text:p>
          </table:table-cell>
        </table:table-row>
        <table:table-row table:style-name="ro1">
          <table:table-cell/>
          <table:table-cell office:value-type="string" calcext:value-type="string">
            <text:p>11.C.7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7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1000 Lightning</text:p>
          </table:table-cell>
        </table:table-row>
        <table:table-row table:style-name="ro1">
          <table:table-cell/>
          <table:table-cell office:value-type="string" calcext:value-type="string">
            <text:p>11.C.8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8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2100 Changes in forest and other woody biomass stock</text:p>
          </table:table-cell>
        </table:table-row>
        <table:table-row table:style-name="ro1">
          <table:table-cell/>
          <table:table-cell office:value-type="string" calcext:value-type="string">
            <text:p>11.C.9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9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2200 Forest and grassland conversion</text:p>
          </table:table-cell>
        </table:table-row>
        <table:table-row table:style-name="ro1">
          <table:table-cell/>
          <table:table-cell office:value-type="string" calcext:value-type="string">
            <text:p>11.C.10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10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2300 Abandonment of managed land</text:p>
          </table:table-cell>
        </table:table-row>
        <table:table-row table:style-name="ro1">
          <table:table-cell/>
          <table:table-cell office:value-type="string" calcext:value-type="string">
            <text:p>11.C.11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11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2400 CO2 Emissions from or removal into soil</text:p>
          </table:table-cell>
        </table:table-row>
        <table:table-row table:style-name="ro1">
          <table:table-cell/>
          <table:table-cell office:value-type="string" calcext:value-type="string">
            <text:p>11.C.12</text:p>
          </table:table-cell>
          <table:table-cell office:value-type="string" calcext:value-type="string">
            <text:p>yes</text:p>
          </table:table-cell>
          <table:table-cell table:number-columns-repeated="4"/>
          <table:table-cell office:value-type="string" calcext:value-type="string">
            <text:p>11.C.12</text:p>
          </table:table-cell>
          <table:table-cell table:number-columns-repeated="2" office:value-type="string" calcext:value-type="string">
            <text:p>Natural Sources</text:p>
          </table:table-cell>
          <table:table-cell office:value-type="string" calcext:value-type="string">
            <text:p>Other natural sources B112500 Othe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09T17:06:51.763129954</meta:creation-date>
    <dc:date>2026-02-10T14:09:53.833720425</dc:date>
    <meta:editing-duration>PT18H31M14S</meta:editing-duration>
    <meta:editing-cycles>218</meta:editing-cycles>
    <meta:generator>LibreOffice/24.2.7.2$Linux_X86_64 LibreOffice_project/420$Build-2</meta:generator>
    <meta:document-statistic meta:table-count="1" meta:cell-count="2305" meta:object-count="0"/>
  </office:meta>
</office:document-meta>
</file>